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Normal">
      <style:text-properties style:text-underline-style="solid" style:text-underline-width="auto" style:text-underline-color="font-color"/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2"/>
    <style:style style:name="P6" style:family="paragraph" style:parent-style-name="List_20_Paragraph" style:list-style-name="L2">
      <style:text-properties officeooo:paragraph-rsid="00333004"/>
    </style:style>
    <style:style style:name="P7" style:family="paragraph" style:parent-style-name="List_20_Paragraph" style:list-style-name="L2">
      <style:text-properties officeooo:paragraph-rsid="003524cd"/>
    </style:style>
    <style:style style:name="P8" style:family="paragraph">
      <loext:graphic-properties draw:fill="solid" draw:fill-color="#dee6ef" draw:gradient-step-count="0" draw:opacity="100%"/>
      <style:paragraph-properties style:writing-mode="lr-tb"/>
      <style:text-properties fo:color="#666666" loext:opacity="100%" fo:background-color="#808080"/>
    </style:style>
    <style:style style:name="T1" style:family="text">
      <style:text-properties style:text-position="super 67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86d42" style:font-weight-asian="bold" style:font-weight-complex="bold"/>
    </style:style>
    <style:style style:name="T4" style:family="text">
      <style:text-properties officeooo:rsid="00261f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1f84" style:font-weight-asian="normal" style:font-weight-complex="normal"/>
    </style:style>
    <style:style style:name="T7" style:family="text">
      <style:text-properties officeooo:rsid="0027e04d"/>
    </style:style>
    <style:style style:name="T8" style:family="text">
      <style:text-properties officeooo:rsid="0029d9d4"/>
    </style:style>
    <style:style style:name="T9" style:family="text">
      <style:text-properties officeooo:rsid="002a1dcc"/>
    </style:style>
    <style:style style:name="T10" style:family="text">
      <style:text-properties officeooo:rsid="002cd89c"/>
    </style:style>
    <style:style style:name="T11" style:family="text">
      <style:text-properties officeooo:rsid="002e02f1"/>
    </style:style>
    <style:style style:name="T12" style:family="text">
      <style:text-properties officeooo:rsid="002e66bf"/>
    </style:style>
    <style:style style:name="T13" style:family="text">
      <style:text-properties officeooo:rsid="002f4f5c"/>
    </style:style>
    <style:style style:name="T14" style:family="text">
      <style:text-properties officeooo:rsid="003019f0"/>
    </style:style>
    <style:style style:name="T15" style:family="text">
      <style:text-properties officeooo:rsid="0030bf1e"/>
    </style:style>
    <style:style style:name="T16" style:family="text">
      <style:text-properties officeooo:rsid="0032c991"/>
    </style:style>
    <style:style style:name="T17" style:family="text">
      <style:text-properties officeooo:rsid="00333004"/>
    </style:style>
    <style:style style:name="T18" style:family="text">
      <style:text-properties officeooo:rsid="00339d32"/>
    </style:style>
    <style:style style:name="T19" style:family="text">
      <style:text-properties officeooo:rsid="00341db4"/>
    </style:style>
    <style:style style:name="T20" style:family="text">
      <style:text-properties officeooo:rsid="00346e20"/>
    </style:style>
    <style:style style:name="T21" style:family="text">
      <style:text-properties officeooo:rsid="003524cd"/>
    </style:style>
    <style:style style:name="T22" style:family="text">
      <style:text-properties officeooo:rsid="0036db77"/>
    </style:style>
    <style:style style:name="T23" style:family="text">
      <style:text-properties officeooo:rsid="00374ed1"/>
    </style:style>
    <style:style style:name="T24" style:family="text">
      <style:text-properties officeooo:rsid="00386d42"/>
    </style:style>
    <style:style style:name="T25" style:family="text">
      <style:text-properties officeooo:rsid="0039a378"/>
    </style:style>
    <style:style style:name="T26" style:family="text">
      <style:text-properties officeooo:rsid="0039b99b"/>
    </style:style>
    <style:style style:name="T27" style:family="text">
      <style:text-properties officeooo:rsid="003dec07"/>
    </style:style>
    <style:style style:name="T28" style:family="text">
      <style:text-properties fo:color="#666666" loext:opacity="100%"/>
    </style:style>
    <text:list-style style:name="L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dee6ef" draw:gradient-step-count="0" draw:opacity="100%" fo:min-height="0.802in" draw:shadow="visible" draw:shadow-offset-x="0.1201in" draw:shadow-offset-y="0.1201in" draw:shadow-color="#b2b2b2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Shape1" draw:style-name="gr1" draw:text-style-name="P8" svg:width="4.813in" svg:height="0.8024in" svg:x="2.4791in" svg:y="-0.4472in"><draw:text-box><text:p><text:span text:style-name="T28"><text:s/></text:span><text:span text:style-name="T28">Miskatonic University</text:span></text:p></draw:text-box></draw:frame></text:p>
      <text:p text:style-name="Normal"><text:span text:style-name="T2">Title</text:span>: Data Analyst<text:line-break/><text:span text:style-name="T2">Department</text:span>: Admin Office<text:line-break/><text:span text:style-name="T2">Pay Grade</text:span>: A2<text:line-break/><text:span text:style-name="T2">Job Posting Close Date</text:span>: Dec. 14<text:span text:style-name="Default_20_Paragraph_20_Font"><text:span text:style-name="T1">th</text:span></text:span> 2022<text:line-break/><text:span text:style-name="T2">Start Date</text:span>: Jan. 1<text:span text:style-name="Default_20_Paragraph_20_Font"><text:span text:style-name="T1">st</text:span></text:span> 2022<text:line-break/></text:p>
      <text:p text:style-name="P1">Role &amp; Responsibilities</text:p>
      <text:list xml:id="list2278980877" text:style-name="L1">
        <text:list-item>
          <text:p text:style-name="P4">Run monthly statistical analyses.</text:p>
        </text:list-item>
        <text:list-item>
          <text:p text:style-name="P4">Build and maintain business reporting system.</text:p>
        </text:list-item>
        <text:list-item>
          <text:p text:style-name="P4">Manage high volumes of data and process data requests.</text:p>
        </text:list-item>
        <text:list-item>
          <text:p text:style-name="P4">Develop custom software for use within the department.</text:p>
        </text:list-item>
        <text:list-item>
          <text:p text:style-name="P4">Migrate databases between SQL Server clusters.</text:p>
        </text:list-item>
      </text:list>
      <text:p text:style-name="P2">Requirements</text:p>
      <text:list xml:id="list4116569151" text:style-name="L2">
        <text:list-item>
          <text:p text:style-name="P6"><text:span text:style-name="T17">Statistical</text:span> experience <text:span text:style-name="T17">with Excel®</text:span><text:span text:style-name="T26"> </text:span>required. M<text:span text:style-name="T16">u</text:span>st be able to total columns and highlight results.</text:p>
        </text:list-item>
        <text:list-item>
          <text:p text:style-name="P5">Experience with batch emailing of spreadsheets to multiple recipients.</text:p>
        </text:list-item>
        <text:list-item>
          <text:p text:style-name="P5">Work will be done in <text:span text:style-name="T12">a </text:span>clerical environment. Must be <text:span text:style-name="T14">able </text:span><text:span text:style-name="T13">to </text:span><text:span text:style-name="T18">quer</text:span><text:span text:style-name="T20">y</text:span><text:span text:style-name="T13"> </text:span>paper-<text:span text:style-name="T13">based </text:span><text:span text:style-name="T19">records</text:span>; may be required to lift <text:span text:style-name="T15">up to</text:span> 30lbs.</text:p>
        </text:list-item>
        <text:list-item>
          <text:p text:style-name="P5"><text:span text:style-name="T8">Software </text:span><text:span text:style-name="T11">development</text:span> will be expected. Must have experience with Excel VBA <text:span text:style-name="T9">and/</text:span><text:span text:style-name="T25">or</text:span><text:span text:style-name="T9"> Visual Basic</text:span>.</text:p>
        </text:list-item>
        <text:list-item>
          <text:p text:style-name="P5">Experience with migrating database<text:span text:style-name="T10">s</text:span> using Excel spreadsheets. <text:span text:style-name="T4">Knowledge of</text:span> <text:span text:style-name="T2">VLOOKUP</text:span><text:span text:style-name="T5"> </text:span><text:span text:style-name="T6">a plus</text:span>.</text:p>
        </text:list-item>
        <text:list-item>
          <text:p text:style-name="P7">Bachelor’s <text:span text:style-name="T21">d</text:span>egree in statistics or relevant experience. Must be familiar with statistical concepts such as encumbrances, trial balances, and journal-<text:span text:style-name="T22">entry reconciliation.</text:span></text:p>
        </text:list-item>
        <text:list-item>
          <text:p text:style-name="P5">Must be able to follow <text:span text:style-name="T23">supervisor’s</text:span> instructions <text:span text:style-name="T3">exactly</text:span>.</text:p>
        </text:list-item>
      </text:list>
      <text:p text:style-name="P2">Preferred</text:p>
      <text:list xml:id="list84744416474800" text:continue-numbering="true" text:style-name="L2">
        <text:list-item>
          <text:p text:style-name="P5">Masters <text:span text:style-name="T27">d</text:span>egree in Computer Science.</text:p>
        </text:list-item>
      </text:list>
      <text:p text:style-name="P2">Required Documents</text:p>
      <text:p text:style-name="Normal">Include resume, three references, and any supporting documents when applyin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Body_20_Text" style:default-outline-level="1" style:class="text">
      <style:paragraph-properties fo:margin-top="0.3335in" fo:margin-bottom="0in" style:contextual-spacing="false" fo:keep-together="always" fo:hyphenation-ladder-count="no-limit" fo:keep-with-next="always"/>
      <style:text-properties fo:color="#2d4f8e" loext:opacity="100%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Heading_20_2" style:display-name="Heading 2" style:family="paragraph" style:parent-style-name="Normal" style:next-style-name="Body_20_Text" style:default-outline-level="2" style:class="text">
      <style:paragraph-properties fo:margin-top="0.139in" fo:margin-bottom="0in" style:contextual-spacing="false" fo:keep-together="always" fo:hyphenation-ladder-count="no-limit" fo:keep-with-next="always"/>
      <style:text-properties fo:color="#4472c4" loext:opacity="100%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OC_20_Heading" style:display-name="TOC Heading" style:family="paragraph" style:parent-style-name="Heading_20_1" style:next-style-name="Body_20_Text" style:default-outline-level="" style:list-style-name="">
      <style:paragraph-properties fo:margin-top="0.1665in" fo:margin-bottom="0.139in" style:contextual-spacing="false" fo:line-height="107%" fo:hyphenation-ladder-count="no-limit"/>
      <style:text-properties fo:color="#2f5496" loext:opacity="100%" fo:font-weight="normal" style:font-weight-asian="normal" style:font-weight-complex="normal" fo:hyphenate="false" loext:hyphenation-no-caps="false"/>
    </style:style>
    <style:style style:name="Body_20_Text" style:display-name="Body Text" style:family="paragraph" style:parent-style-name="Normal">
      <style:paragraph-properties fo:margin-top="0.1252in" fo:margin-bottom="0.1252in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Block_20_Text" style:display-name="Block Text" style:family="paragraph" style:parent-style-name="Body_20_Text" style:next-style-name="Body_20_Text">
      <style:paragraph-properties fo:margin-top="0.0693in" fo:margin-bottom="0.0693in" style:contextual-spacing="false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/>
    </style:style>
    <style:style style:name="Title" style:family="paragraph" style:parent-style-name="Normal" style:next-style-name="Body_20_Text" style:class="chapter">
      <style:paragraph-properties fo:margin-top="0.3335in" fo:margin-bottom="0.1665in" style:contextual-spacing="false" fo:text-align="center" style:justify-single-word="false" fo:keep-together="always" fo:hyphenation-ladder-count="no-limit" fo:keep-with-next="always"/>
      <style:text-properties fo:color="#2d4f8e" loext:opacity="100%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/>
    </style:style>
    <style:style style:name="Subtitle" style:family="paragraph" style:parent-style-name="Title" style:next-style-name="Body_20_Text" style:class="chapter">
      <style:paragraph-properties fo:margin-top="0.1665in" fo:margin-bottom="0.139in" style:contextual-spacing="false" fo:hyphenation-ladder-count="no-limit"/>
      <style:text-properties fo:font-size="15pt" style:font-size-asian="15pt" style:font-size-complex="15pt" fo:hyphenate="false" loext:hyphenation-no-caps="false"/>
    </style:style>
    <style:style style:name="TOA_20_Heading" style:display-name="TOA Heading" style:family="paragraph" style:parent-style-name="Normal" style:next-style-name="Normal">
      <style:paragraph-properties fo:margin-top="0.0835in" fo:margin-bottom="0.139in" style:contextual-spacing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d4f8e" loext:opacity="100%" style:font-name="Courier New" fo:font-family="'Courier New'" style:font-family-generic="modern" style:font-pitch="fixed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Body_20_Text_20_Char" style:display-name="Body Text Char" style:family="text" style:parent-style-name="Default_20_Paragraph_20_Font"/>
    <style:style style:name="Title_20_Char" style:display-name="Title Char" style:family="text" style:parent-style-name="Default_20_Paragraph_20_Font">
      <style:text-properties fo:color="#2d4f8e" loext:opacity="100%" style:font-name="Courier New" fo:font-family="'Courier New'" style:font-family-generic="modern" style:font-pitch="fixed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Subtitle_20_Char" style:display-name="Subtitle Char" style:family="text" style:parent-style-name="Default_20_Paragraph_20_Font">
      <style:text-properties fo:color="#2d4f8e" loext:opacity="100%" style:font-name="Courier New" fo:font-family="'Courier New'" style:font-family-generic="modern" style:font-pitch="fixed" fo:font-size="15pt" fo:font-weight="bold" style:font-name-asian="Times New Roman" style:font-family-asian="'Times New Roman'" style:font-family-generic-asian="roman" style:font-pitch-asian="variable" style:font-size-asian="15pt" style:font-weight-asian="bold" style:font-name-complex="Times New Roman" style:font-family-complex="'Times New Roman'" style:font-family-generic-complex="roman" style:font-pitch-complex="variable" style:font-size-complex="15pt" style:font-weight-complex="bold"/>
    </style:style>
    <style:style style:name="Heading_20_2_20_Char" style:display-name="Heading 2 Char" style:family="text" style:parent-style-name="Default_20_Paragraph_20_Font">
      <style:text-properties fo:color="#4472c4" loext:opacity="100%" style:font-name="Courier New" fo:font-family="'Courier New'" style:font-family-generic="modern" style:font-pitch="fixed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title>Data Analyst Job Posting</dc:title>
    <meta:initial-creator>Blake Madden</meta:initial-creator>
    <dc:creator>Blake Madden</dc:creator>
    <meta:creation-date>2021-06-22T10:59:00Z</meta:creation-date>
    <dc:date>2021-07-02T08:47:15.601000000</dc:date>
    <meta:editing-cycles>83</meta:editing-cycles>
    <meta:editing-duration>PT2H27M1S</meta:editing-duration>
    <meta:document-statistic meta:table-count="0" meta:image-count="0" meta:object-count="0" meta:page-count="1" meta:paragraph-count="19" meta:word-count="190" meta:character-count="1246" meta:non-whitespace-character-count="1087"/>
    <meta:template xlink:type="simple" xlink:actuate="onRequest" xlink:title="" xlink:href="Normal.dotm"/>
  </office:meta>
</office:document-meta>
</file>